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59cm"/>
    </style:style>
    <style:style style:name="co2" style:family="table-column">
      <style:table-column-properties fo:break-before="auto" style:column-width="2.886cm"/>
    </style:style>
    <style:style style:name="co3" style:family="table-column">
      <style:table-column-properties fo:break-before="auto" style:column-width="18.195cm"/>
    </style:style>
    <style:style style:name="co4"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1.395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738cm" fo:break-before="auto" style:use-optimal-row-height="true"/>
    </style:style>
    <style:style style:name="ro7" style:family="table-row">
      <style:table-row-properties style:row-height="2.29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wrap-option="wrap"/>
      <style:text-properties fo:font-size="14pt" fo:font-weight="bold" style:font-size-asian="14pt" style:font-weight-asian="bold" style:font-size-complex="14pt" style:font-weight-complex="bold"/>
    </style:style>
    <style:style style:name="ce4" style:family="table-cell" style:parent-style-name="Default">
      <style:table-cell-properties fo:wrap-option="wrap"/>
      <style:text-properties fo:font-size="12pt" style:font-size-asian="12pt" style:font-size-complex="12pt"/>
    </style:style>
    <style:style style:name="ce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Hoja1" table:style-name="ta1">
        <table:table-column table:style-name="co1" table:default-cell-style-name="ce2"/>
        <table:table-column table:style-name="co2" table:default-cell-style-name="ce2"/>
        <table:table-column table:style-name="co3" table:default-cell-style-name="ce5"/>
        <table:table-row table:style-name="ro1">
          <table:table-cell table:style-name="ce1" office:value-type="string" calcext:value-type="string">
            <text:p>revisado</text:p>
          </table:table-cell>
          <table:table-cell table:style-name="ce1" office:value-type="string" calcext:value-type="string">
            <text:p>categoría</text:p>
          </table:table-cell>
          <table:table-cell table:style-name="ce1" office:value-type="string" calcext:value-type="string">
            <text:p>decripción</text:p>
          </table:table-cell>
        </table:table-row>
        <table:table-row table:style-name="ro1">
          <table:table-cell office:value-type="string" calcext:value-type="string">
            <text:p>[ ]</text:p>
          </table:table-cell>
          <table:table-cell table:style-name="Default" office:value-type="string" calcext:value-type="string">
            <text:p>Panel superior:</text:p>
          </table:table-cell>
          <table:table-cell table:style-name="ce3" office:value-type="string" calcext:value-type="string">
            <text:p>Panel superior:</text:p>
          </table:table-cell>
        </table:table-row>
        <table:table-row table:style-name="ro2">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 Perilla de navegación: Gire la perilla para recorrer las carpetas y las pistas. Cuando seleccione unacarpeta, pulse la perilla para entrar a la misma.Mantenga presionada la tecla Shift y gire la perilla para desplazarse rápidamente por las pistas ycarpetas.</text:p>
          </table:table-cell>
        </table:table-row>
        <table:table-row table:style-name="ro2">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2.Load: Pulse uno de estos botones cuando haya una pista seleccionada para agregarla a la bandejaizquierda o derecha activa. Pulse dos veces un botón de carga rápidamente para asignar la mismapista a ambas bandejas activas.</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Level: Ajusta el nivel de audio previo al fader y al ecualizador del canal correspondiente en el software.</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4.Ecualización de agudos: Permite controlar las frecuencias de agudos de los canales individuales.</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5.Ecualización de medios: Permite controlar las frecuencias de la gama media de los canales individuales.</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6.Ecualización de graves: Permite controlar las frecuencias de graves de los canales individuales.</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7.Filtro: Esta perilla permite ajustar el valor del filtro. Girándola a izquierda y derecha se produce unfiltro pasa-bajos y un filtro pasa-altos, respectivamente.</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8.Cue de auriculares: Envía el audio prefader (previo al atenuador) al canal de cue para monitorizacióncon auriculares.</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9.Fader de canal: Permite ajustar el volumen de los canales individuales en el software.</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0.Cue Gain: Permite ajustar el volumen del cue por los auriculares.</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1.Cue Mix: Permite ajustar la salida de audio a los auriculares, mezclando la salida para cue y la salidade mezcla maestra.</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2.LED de salida principal: Muestra el nivel de audio que sale por la salida principal.</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3.Crossfader: Permite controlar la combinación entre las dos bandejas.</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4.Perilla FX Wet/Dry: Gire esta perilla para ajustar la mezcla "con efectos" / "sin efectos".</text:p>
          </table:table-cell>
        </table:table-row>
        <table:table-row table:style-name="ro2">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5.Multiplicador de beats: Se utiliza para aumentar y disminuir la velocidad del ciclo del efecto enbeats. Cuando se usa un efecto basado en el tiempo, con esta perilla se ajusta su división de tiempo.</text:p>
          </table:table-cell>
        </table:table-row>
        <table:table-row table:style-name="ro5">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6.Ajuste de BPM: Pulse este botón 4 veces o más para introducir manualmente los nuevos BPM. Elsoftware ignorará los BPM de la pista y seguirá el tempo que usted introdujo manualmente.Pulse Shift y este botón para reiniciar el tempo a los BPM predeterminados de la bandeja.</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7. Software FX: presione uno de estos botones para seleccionar un efecto de software.</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7•HPF (filtro de paso alto)</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7•Eco</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7•LPF (filtro de paso bajo)•Reverberación</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7•Flanger•Phaser18.Activar / Desactivar / Sostener FX (efectos): </text:p>
          </table:table-cell>
        </table:table-row>
        <table:table-row table:style-name="ro5">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7 Mueva el interruptor conmutador hacia arriba paratrabar (bloquear) los efectos en la posición de activación. Mueva el interruptor conmutador haciaabajo para activar los efectos momentáneamente. Cuando el interruptor se encuentre en la posiciónintermedia, los efectos estarán apagados.</text:p>
          </table:table-cell>
        </table:table-row>
        <table:table-row table:style-name="ro5">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8.Activar / Desactivar / Sostener FX (efectos): Mueva el interruptor conmutador hacia arriba paratrabar (bloquear) los efectos en la posición de activación. Mueva el interruptor conmutador haciaabajo para activar los efectos momentáneamente. Cuando el interruptor se encuentre en la posiciónintermedia, los efectos estarán apagados.</text:p>
          </table:table-cell>
        </table:table-row>
        <table:table-row table:style-name="ro2">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19.Layer: Pulse este botón para seleccionar la capa del software que se controla con esa bandeja delhardware. La bandeja A puede controlar las bandejas virtuales 1 ó 3. La bandeja B puede controlar lasbandejas virtuales 2 ó 4.</text:p>
          </table:table-cell>
        </table:table-row>
        <table:table-row table:style-name="ro6">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20.Plato/rueda de avance por pasos: Esta rueda de avance por pasos capacitiva y sensible al tactocontrola el audio cuando se toca y se mueve la rueda. Cuando el botón Scratch no está activo, use larueda para variar el pitch de la pista. Cuando el botón Scratch está activo, use la rueda para capturary mover el audio, "rayando" la pista como lo haría con un disco de vinilo. También puede tomar larueda externa insensible al tacto para variar el pitch de la pista.</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21.Pantalla: Use esta pantalla para ver la información relacionada con la pista actual. ConsulteCaracterísticas &gt; Pantalla para más información.</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22.Shift (Función secundaria): Permite disparar varios comandos de control cuando se pulsan primerojunto con otros botones.</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23.Scratch: presione este botón para activar la función scratch de la rueda de selección.</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24.Fader de pitch: Controla la velocidad de la música. Al moverlo hacia el "+" se acelera la música y almoverlo hacia el "–" se reduce su velocidad.</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25.Inflexión de tono hacia abajo: Manténgalo pulsado para reducir la velocidad de la pistamomentáneamente.</text:p>
          </table:table-cell>
        </table:table-row>
        <table:table-row table:style-name="ro5">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26.Inflexión de tono hacia arriba: Manténgalo pulsado para aumentar la velocidad de la pistamomentáneamente.Presione Shift y mueva la rueda para buscar rápidamente el audio de la pista.Mantenga pulsado Shift y este botón para ajustar el rango del fader de tono.Mantenga pulsado Shift y este botón para activar o desactivar el bloqueo de teclas.</text:p>
          </table:table-cell>
        </table:table-row>
        <table:table-row table:style-name="ro2">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27.Sync (Sincronización): Pulse este botón para hacer coincidir automáticamente el tempo de labandeja correspondiente con el tempo de la bandeja opuesta. Pulse Shift y pulse este botón paradesactivar el sincronismo.</text:p>
          </table:table-cell>
        </table:table-row>
        <table:table-row table:style-name="ro7">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28.Cue (control de transporte): Se utiliza para establecer y recuperar el punto de cue principal en lapista actual. Mantenga pulsado el botón Cue para reproducir temporalmente el punto de cue. La pistase reproduce mientras el botón se mantiene pulsado y retorna al punto de cue cuando se suelta.Pulse Shift + Cue para regresar el cabezal de reproducción al comienzo de la pista.</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29.Reproducir/Pausa: Se utiliza para iniciar y suspender la reproducción.</text:p>
          </table:table-cell>
        </table:table-row>
        <table:table-row table:style-name="ro7">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0.Pads de actuaciones en vivo: Estos pads tienen distintas funciones en cada bandeja en función delmodo de pad activo. Consulte Funcionamiento &gt; Modos de pad para actuaciones para aprender autilizar los pads en cada modo, como se describe a continuación.Con Serato DJ Lite, la fila inferior de pads se utiliza para disparar efectos de tartamudeo, pistaanterior y búsqueda hacia atrás y hacia adelante.</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0.•Tartamudeo: Repite o hace tartamudear a la muestra cuando el pad se toca repetidamente.</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0.•Pista anterior: Regresa a la pista anterior.</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0.•Búsqueda hacia atrás: Recorre la pista actual hacia atrás.</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0.•Búsqueda hacia adelante: Recorre la pista actual hacia adelante.</text:p>
          </table:table-cell>
        </table:table-row>
        <table:table-row table:style-name="ro4">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0.•Bucle activado / desactivado: presione para activar / desactivar el bucle automático.</text:p>
          </table:table-cell>
        </table:table-row>
        <table:table-row table:style-name="ro2">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0.Mantenga presionada la tecla Shift y presione este botón para activar una reloop.Con Serato DJ Pro, los cuatro pads inferiores también se pueden utilizar para el modo de padseleccionado.</text:p>
          </table:table-cell>
        </table:table-row>
        <table:table-row table:style-name="ro2">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1. Cue / Pitch Play: Pulse este botón para entrar al modo Cue. Pulse el botón una segunda vez paraentrar al modo de reproducción de tono.Nota: El plugin Pitch N Time de Serato (no incluido) es necesario para poder usar el modo dereproducción de tono.</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2. Auto Loop / Roll: Pulse este botón para entrar al modo de bucle automático. Pulse este botón unasegunda vez para entrar al modo de redoble (Serato DJ Pro solamente).</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3.Fader Cuts / Slicer: Pulse este botón para entrar al modo de cortes de fader. Pulse este botón unasegunda vez para entrar al modo cortador (Serato DJ Pro solamente).</text:p>
          </table:table-cell>
        </table:table-row>
        <table:table-row table:style-name="ro2">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4.Sampler / Scratch Banks: Pulse este botón para entrar al modo muestreador ("sampler"). Pulseeste botón una segunda vez para entrar al modo de banco de rayado (Serato DJ Pro solamente).</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5.Loop On/Off: Pulse este botón para activar/desactivar el bucle automático. Mantenga pulsado Shift ypulse este botón para disparar una repetición del bucle.</text:p>
          </table:table-cell>
        </table:table-row>
        <table:table-row table:style-name="ro2">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6.Bucle 1/2: presione este botón cuando haya un bucle activo para disminuir el tamaño del bucle a lamitad. Mantenga presionada la tecla Shift y presione este botón para establecer el punto de entradadel bucle.</text:p>
          </table:table-cell>
        </table:table-row>
        <table:table-row table:style-name="ro2">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7.Bucle x2: presione este botón cuando haya un bucle activo para duplicar el tamaño del bucle.Mantenga presionada la tecla Shift y presione este botón para establecer el punto de salida de bucle.</text:p>
          </table:table-cell>
        </table:table-row>
        <table:table-row table:style-name="ro7">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8.Interruptor Mic 1/Línea: Ajuste este interruptor a la posición adecuada, en función del dispositivoconectado a la entrada Mic 1. Si está utilizando un micrófono conectado a la entrada Mic 1, ajuste elinterruptor a Mic 1. Si está utilizando un dispositivo tal como un reproductor de CD o muestreadorconectado a la entrada auxiliar, coloque este interruptor en Line.</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39.Nivel de micrófono 1/línea: Gire esta perilla para ajustar el nivel de la entrada Mic 1 o Aux.</text:p>
          </table:table-cell>
        </table:table-row>
        <table:table-row table:style-name="ro2">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40.Tono de micrófono 1/línea: Gire esta perilla para ajustar el tono de la entrada Mic 1 o Aux. Gírela ala izquierda para aumentar el tono de las frecuencias bajas o a la derecha para aumentar el tono delas frecuencias altas.</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41.Volumen de cabina: Gire esta perilla para ajustar el volumen de la mezcla de la salida de cabina.</text:p>
          </table:table-cell>
        </table:table-row>
        <table:table-row table:style-name="ro3">
          <table:table-cell office:value-type="string" calcext:value-type="string">
            <text:p>[ ]</text:p>
          </table:table-cell>
          <table:table-cell table:style-name="Default" office:value-type="string" calcext:value-type="string">
            <text:p>Panel superior:</text:p>
          </table:table-cell>
          <table:table-cell table:style-name="ce4" office:value-type="string" calcext:value-type="string">
            <text:p>[ ] 42.Volumen principal: Gire esta perilla para ajustar el volumen de la mezcla de la salida principal.</text:p>
          </table:table-cell>
        </table:table-row>
        <table:table-row table:style-name="ro4">
          <table:table-cell table:number-columns-repeated="2"/>
          <table:table-cell table:style-name="ce4"/>
        </table:table-row>
        <table:table-row table:style-name="ro1">
          <table:table-cell table:style-name="ce1" office:value-type="string" calcext:value-type="string">
            <text:p>[ ]</text:p>
          </table:table-cell>
          <table:table-cell table:style-name="Default" office:value-type="string" calcext:value-type="string">
            <text:p>Pantalla:</text:p>
          </table:table-cell>
          <table:table-cell table:style-name="ce3" office:value-type="string" calcext:value-type="string">
            <text:p>Pantalla:</text:p>
          </table:table-cell>
        </table:table-row>
        <table:table-row table:style-name="ro4">
          <table:table-cell office:value-type="string" calcext:value-type="string">
            <text:p>[ ]</text:p>
          </table:table-cell>
          <table:table-cell table:style-name="Default" office:value-type="string" calcext:value-type="string">
            <text:p>Pantalla:</text:p>
          </table:table-cell>
          <table:table-cell table:style-name="ce4" office:value-type="string" calcext:value-type="string">
            <text:p>[ ] 1.Bandeja activa: Indica la bandeja actualmenteactiva.</text:p>
          </table:table-cell>
        </table:table-row>
        <table:table-row table:style-name="ro4">
          <table:table-cell office:value-type="string" calcext:value-type="string">
            <text:p>[ ]</text:p>
          </table:table-cell>
          <table:table-cell table:style-name="Default" office:value-type="string" calcext:value-type="string">
            <text:p>Pantalla:</text:p>
          </table:table-cell>
          <table:table-cell table:style-name="ce4" office:value-type="string" calcext:value-type="string">
            <text:p>[ ] 2.Posición del plato: Muestra la posición actualde la pista.</text:p>
          </table:table-cell>
        </table:table-row>
        <table:table-row table:style-name="ro4">
          <table:table-cell office:value-type="string" calcext:value-type="string">
            <text:p>[ ]</text:p>
          </table:table-cell>
          <table:table-cell table:style-name="Default" office:value-type="string" calcext:value-type="string">
            <text:p>Pantalla:</text:p>
          </table:table-cell>
          <table:table-cell table:style-name="ce4" office:value-type="string" calcext:value-type="string">
            <text:p>[ ] 3.BPM: Muestra los BPM actuales de la pistaactual.</text:p>
          </table:table-cell>
        </table:table-row>
        <table:table-row table:style-name="ro3">
          <table:table-cell office:value-type="string" calcext:value-type="string">
            <text:p>[ ]</text:p>
          </table:table-cell>
          <table:table-cell table:style-name="Default" office:value-type="string" calcext:value-type="string">
            <text:p>Pantalla:</text:p>
          </table:table-cell>
          <table:table-cell table:style-name="ce4" office:value-type="string" calcext:value-type="string">
            <text:p>[ ] 4.Bloqueo de tonalidad: Este icono se enciendecuando el bloqueo de tonalidad se encuentraactivado para la bandeja actual.</text:p>
          </table:table-cell>
        </table:table-row>
        <table:table-row table:style-name="ro4">
          <table:table-cell office:value-type="string" calcext:value-type="string">
            <text:p>[ ]</text:p>
          </table:table-cell>
          <table:table-cell table:style-name="Default" office:value-type="string" calcext:value-type="string">
            <text:p>Pantalla:</text:p>
          </table:table-cell>
          <table:table-cell table:style-name="ce4" office:value-type="string" calcext:value-type="string">
            <text:p>[ ] 5.Rango de tono: muestra el rango de tonoactual.</text:p>
          </table:table-cell>
        </table:table-row>
        <table:table-row table:style-name="ro4">
          <table:table-cell office:value-type="string" calcext:value-type="string">
            <text:p>[ ]</text:p>
          </table:table-cell>
          <table:table-cell table:style-name="Default" office:value-type="string" calcext:value-type="string">
            <text:p>Pantalla:</text:p>
          </table:table-cell>
          <table:table-cell table:style-name="ce4" office:value-type="string" calcext:value-type="string">
            <text:p>[ ] 6.Pitch: muestra el tono actual de la pista.</text:p>
          </table:table-cell>
        </table:table-row>
        <table:table-row table:style-name="ro3">
          <table:table-cell office:value-type="string" calcext:value-type="string">
            <text:p>[ ]</text:p>
          </table:table-cell>
          <table:table-cell table:style-name="Default" office:value-type="string" calcext:value-type="string">
            <text:p>Pantalla:</text:p>
          </table:table-cell>
          <table:table-cell table:style-name="ce4" office:value-type="string" calcext:value-type="string">
            <text:p>[ ] 7.Ajuste de tono (pitch): Indica la dirección en lacual mover el fader de tono para hacer coincidirlos BPM de la pista actual con la pista en labandeja opuesta.</text:p>
          </table:table-cell>
        </table:table-row>
        <table:table-row table:style-name="ro4">
          <table:table-cell office:value-type="string" calcext:value-type="string">
            <text:p>[ ]</text:p>
          </table:table-cell>
          <table:table-cell table:style-name="Default" office:value-type="string" calcext:value-type="string">
            <text:p>Pantalla:</text:p>
          </table:table-cell>
          <table:table-cell table:style-name="ce4" office:value-type="string" calcext:value-type="string">
            <text:p>[ ] 8.Tiempo: Muestra el tiempo de reproduccióntranscurrido o el tiempo restante en la pista.</text:p>
          </table:table-cell>
        </table:table-row>
        <table:table-row table:style-name="ro2">
          <table:table-cell office:value-type="string" calcext:value-type="string">
            <text:p>[ ]</text:p>
          </table:table-cell>
          <table:table-cell table:style-name="Default" office:value-type="string" calcext:value-type="string">
            <text:p>Pantalla:</text:p>
          </table:table-cell>
          <table:table-cell table:style-name="ce4" office:value-type="string" calcext:value-type="string">
            <text:p>[ ] 9.Tiempo restante (círculo blanco interno):proporciona una referencia visual del tiemporestante en la canción seleccionada. Cuando lacanción esté casi terminada, estos segmentosparpadearán para dar una advertencia.</text:p>
          </table:table-cell>
        </table:table-row>
        <table:table-row table:style-name="ro4">
          <table:table-cell table:number-columns-repeated="2"/>
          <table:table-cell table:style-name="ce4"/>
        </table:table-row>
        <table:table-row table:style-name="ro1">
          <table:table-cell table:style-name="ce1" office:value-type="string" calcext:value-type="string">
            <text:p>[ ]</text:p>
          </table:table-cell>
          <table:table-cell table:style-name="Default" office:value-type="string" calcext:value-type="string">
            <text:p>Panel frontal:</text:p>
          </table:table-cell>
          <table:table-cell table:style-name="ce3" office:value-type="string" calcext:value-type="string">
            <text:p>Panel frontal:</text:p>
          </table:table-cell>
        </table:table-row>
        <table:table-row table:style-name="ro2">
          <table:table-cell office:value-type="string" calcext:value-type="string">
            <text:p>[ ]</text:p>
          </table:table-cell>
          <table:table-cell table:style-name="Default" office:value-type="string" calcext:value-type="string">
            <text:p>Panel frontal:</text:p>
          </table:table-cell>
          <table:table-cell table:style-name="ce4" office:value-type="string" calcext:value-type="string">
            <text:p>[ ] 1.Salida para auriculares: Conecte auriculares a estos conectores hembra de 6.35 mm (1/4 pulg.) y3.5 mm (1/8 pulg.) para monitorear la señal. El volumen de los auriculares se controla con la perillacue gain.</text:p>
          </table:table-cell>
        </table:table-row>
        <table:table-row table:style-name="ro5">
          <table:table-cell office:value-type="string" calcext:value-type="string">
            <text:p>[ ]</text:p>
          </table:table-cell>
          <table:table-cell table:style-name="Default" office:value-type="string" calcext:value-type="string">
            <text:p>Panel frontal:</text:p>
          </table:table-cell>
          <table:table-cell table:style-name="ce4" office:value-type="string" calcext:value-type="string">
            <text:p>[ ] 2.Asignación del crossfader: Utilice estos interruptores para encaminar el audio que se reproduce enel canal correspondiente a cualquiera de los lados del crossfader (A o B) o puentea el crossfader yenvía el audio directamente a la mezcla del programa (centro, apagado).</text:p>
          </table:table-cell>
        </table:table-row>
        <table:table-row table:style-name="ro4">
          <table:table-cell office:value-type="string" calcext:value-type="string">
            <text:p>[ ]</text:p>
          </table:table-cell>
          <table:table-cell table:style-name="Default" office:value-type="string" calcext:value-type="string">
            <text:p>Panel frontal:</text:p>
          </table:table-cell>
          <table:table-cell table:style-name="ce4" office:value-type="string" calcext:value-type="string">
            <text:p>[ ] 3.Entrada del Mic 2: Conecte un micrófono dinámico a la entrada de 6,35 mm (1/4 pulg.).</text:p>
          </table:table-cell>
        </table:table-row>
        <table:table-row table:style-name="ro4">
          <table:table-cell office:value-type="string" calcext:value-type="string">
            <text:p>[ ]</text:p>
          </table:table-cell>
          <table:table-cell table:style-name="Default" office:value-type="string" calcext:value-type="string">
            <text:p>Panel frontal:</text:p>
          </table:table-cell>
          <table:table-cell table:style-name="ce4" office:value-type="string" calcext:value-type="string">
            <text:p>[ ] 4.Nivel del Mic 2: Ajusta el nivel del volumen de la entrada Mic 2.</text:p>
          </table:table-cell>
        </table:table-row>
        <table:table-row table:style-name="ro3">
          <table:table-cell office:value-type="string" calcext:value-type="string">
            <text:p>[ ]</text:p>
          </table:table-cell>
          <table:table-cell table:style-name="Default" office:value-type="string" calcext:value-type="string">
            <text:p>Panel frontal:</text:p>
          </table:table-cell>
          <table:table-cell table:style-name="ce4" office:value-type="string" calcext:value-type="string">
            <text:p>[ ] 5.Tono del Mic 2: Gire esta perilla para ajustar el tono de la entrada Mic 2. Gírela a la izquierda paraaumentar</text:p>
          </table:table-cell>
        </table:table-row>
        <table:table-row table:style-name="ro4">
          <table:table-cell table:number-columns-repeated="2"/>
          <table:table-cell table:style-name="ce4"/>
        </table:table-row>
        <table:table-row table:style-name="ro1">
          <table:table-cell table:style-name="ce1" office:value-type="string" calcext:value-type="string">
            <text:p>[ ]</text:p>
          </table:table-cell>
          <table:table-cell table:style-name="Default" office:value-type="string" calcext:value-type="string">
            <text:p>Panel trasero:</text:p>
          </table:table-cell>
          <table:table-cell table:style-name="ce3" office:value-type="string" calcext:value-type="string">
            <text:p>Panel trasero:</text:p>
          </table:table-cell>
        </table:table-row>
        <table:table-row table:style-name="ro2">
          <table:table-cell office:value-type="string" calcext:value-type="string">
            <text:p>[ ]</text:p>
          </table:table-cell>
          <table:table-cell table:style-name="Default" office:value-type="string" calcext:value-type="string">
            <text:p>Panel trasero:</text:p>
          </table:table-cell>
          <table:table-cell table:style-name="ce4" office:value-type="string" calcext:value-type="string">
            <text:p>[ ] 1.Botón de encendido: Pulse este botón para encender el NS4 FX. Encienda el NS4 FX después dehaber conectado todos sus dispositivos de entrada y antes de encender sus amplificadores y altavoces.</text:p>
          </table:table-cell>
        </table:table-row>
        <table:table-row table:style-name="ro3">
          <table:table-cell office:value-type="string" calcext:value-type="string">
            <text:p>[ ]</text:p>
          </table:table-cell>
          <table:table-cell table:style-name="Default" office:value-type="string" calcext:value-type="string">
            <text:p>Panel trasero:</text:p>
          </table:table-cell>
          <table:table-cell table:style-name="ce4" office:value-type="string" calcext:value-type="string">
            <text:p>[ ] 2.Entrada de alimentación: Use el adaptador de alimentación incluido (12 V DC, 2 A, centro positivo)</text:p>
          </table:table-cell>
        </table:table-row>
        <table:table-row table:style-name="ro4">
          <table:table-cell office:value-type="string" calcext:value-type="string">
            <text:p>[ ]</text:p>
          </table:table-cell>
          <table:table-cell table:style-name="Default" office:value-type="string" calcext:value-type="string">
            <text:p>Panel trasero:</text:p>
          </table:table-cell>
          <table:table-cell table:style-name="ce4" office:value-type="string" calcext:value-type="string">
            <text:p>eléctrica, enchufe la fuente de alimentación al NS4 FX primero, y luego al tomacorriente.</text:p>
          </table:table-cell>
        </table:table-row>
        <table:table-row table:style-name="ro3">
          <table:table-cell office:value-type="string" calcext:value-type="string">
            <text:p>[ ]</text:p>
          </table:table-cell>
          <table:table-cell table:style-name="Default" office:value-type="string" calcext:value-type="string">
            <text:p>Panel trasero:</text:p>
          </table:table-cell>
          <table:table-cell table:style-name="ce4" office:value-type="string" calcext:value-type="string">
            <text:p>[ ] 3.Presilla del cable: Puede fijar un cable a esta presilla para evitar que se desenchufe accidentalmente.</text:p>
          </table:table-cell>
        </table:table-row>
        <table:table-row table:style-name="ro2">
          <table:table-cell office:value-type="string" calcext:value-type="string">
            <text:p>[ ]</text:p>
          </table:table-cell>
          <table:table-cell table:style-name="Default" office:value-type="string" calcext:value-type="string">
            <text:p>Panel trasero:</text:p>
          </table:table-cell>
          <table:table-cell table:style-name="ce4" office:value-type="string" calcext:value-type="string">
            <text:p>[ ] 4.USB: Utilice un cable USB (incluido) para conectar cada puerto USB a un puerto USB disponible en un ordenador. Este puerto envía datos USB MIDI para controlar diversos parámetros del software.</text:p>
          </table:table-cell>
        </table:table-row>
        <table:table-row table:style-name="ro2">
          <table:table-cell office:value-type="string" calcext:value-type="string">
            <text:p>[ ]</text:p>
          </table:table-cell>
          <table:table-cell table:style-name="Default" office:value-type="string" calcext:value-type="string">
            <text:p>Panel trasero:</text:p>
          </table:table-cell>
          <table:table-cell table:style-name="ce4" office:value-type="string" calcext:value-type="string">
            <text:p>[ ] 5.Salida principal (XLR): Utilices cables XLR estándar para conectar esta salida a un sistema de megafonía o monitores alimentados. El nivel de esta salida se controla mediante la perilla Main del panel superior.</text:p>
          </table:table-cell>
        </table:table-row>
        <table:table-row table:style-name="ro2">
          <table:table-cell office:value-type="string" calcext:value-type="string">
            <text:p>[ ]</text:p>
          </table:table-cell>
          <table:table-cell table:style-name="Default" office:value-type="string" calcext:value-type="string">
            <text:p>Panel trasero:</text:p>
          </table:table-cell>
          <table:table-cell table:style-name="ce4" office:value-type="string" calcext:value-type="string">
            <text:p>[ ] 6.Salida para cabina (RCA): Use cables RCA estándar para conectar esta salida a un sistema de monitoreo de cabina. El nivel de esta salida se controla con la perilla Booth del panel superior.</text:p>
          </table:table-cell>
        </table:table-row>
        <table:table-row table:style-name="ro2">
          <table:table-cell office:value-type="string" calcext:value-type="string">
            <text:p>[ ]</text:p>
          </table:table-cell>
          <table:table-cell table:style-name="Default" office:value-type="string" calcext:value-type="string">
            <text:p>Panel trasero:</text:p>
          </table:table-cell>
          <table:table-cell table:style-name="ce4" office:value-type="string" calcext:value-type="string">
            <text:p>[ ] 7.Entrada auxiliar: Conecte a estas entradas RCA un dispositivo de nivel de línea. Utilice los controles Mic 1/Line del panel superior para seleccionar esta entrada y ajustar su nivel y tono.</text:p>
          </table:table-cell>
        </table:table-row>
        <table:table-row table:style-name="ro2">
          <table:table-cell office:value-type="string" calcext:value-type="string">
            <text:p>[ ]</text:p>
          </table:table-cell>
          <table:table-cell table:style-name="Default" office:value-type="string" calcext:value-type="string">
            <text:p>Panel trasero:</text:p>
          </table:table-cell>
          <table:table-cell table:style-name="ce4" office:value-type="string" calcext:value-type="string">
            <text:p>[ ] 8.Entrada de micrófono 1: Conecte a esta entrada de 6,35 mm (1/4 pulg.) un micrófono dinámico estándar. Utilice los controles Mic 1/Line del panel superior para seleccionar esta entrada y ajustar su nivel y tono.</text:p>
          </table:table-cell>
        </table:table-row>
        <table:table-row table:style-name="ro4">
          <table:table-cell table:number-columns-repeated="2"/>
          <table:table-cell table:style-name="ce4"/>
        </table:table-row>
        <table:table-row table:style-name="ro1">
          <table:table-cell table:style-name="ce1" office:value-type="string" calcext:value-type="string">
            <text:p>[ ]</text:p>
          </table:table-cell>
          <table:table-cell table:style-name="Default" office:value-type="string" calcext:value-type="string">
            <text:p>Funcionamiento Modos de pads para actuación en vivo:</text:p>
          </table:table-cell>
          <table:table-cell table:style-name="ce3" office:value-type="string" calcext:value-type="string">
            <text:p>Funcionamiento Modos de pads para actuación en vivo:</text:p>
          </table:table-cell>
        </table:table-row>
        <table:table-row table:style-name="ro4">
          <table:table-cell office:value-type="string" calcext:value-type="string">
            <text:p>[ ]</text:p>
          </table:table-cell>
          <table:table-cell table:style-name="Default" office:value-type="string" calcext:value-type="string">
            <text:p>Funcionamiento Modos de pads para actuación en vivo:</text:p>
          </table:table-cell>
          <table:table-cell table:style-name="ce4" office:value-type="string" calcext:value-type="string">
            <text:p>[ ] Cue</text:p>
          </table:table-cell>
        </table:table-row>
        <table:table-row table:style-name="ro4">
          <table:table-cell office:value-type="string" calcext:value-type="string">
            <text:p>[ ]</text:p>
          </table:table-cell>
          <table:table-cell table:style-name="Default" office:value-type="string" calcext:value-type="string">
            <text:p>Funcionamiento Modos de pads para actuación en vivo:</text:p>
          </table:table-cell>
          <table:table-cell table:style-name="ce4" office:value-type="string" calcext:value-type="string">
            <text:p>[ ] Pitch Play</text:p>
          </table:table-cell>
        </table:table-row>
        <table:table-row table:style-name="ro4">
          <table:table-cell office:value-type="string" calcext:value-type="string">
            <text:p>[ ]</text:p>
          </table:table-cell>
          <table:table-cell table:style-name="Default" office:value-type="string" calcext:value-type="string">
            <text:p>Funcionamiento Modos de pads para actuación en vivo:</text:p>
          </table:table-cell>
          <table:table-cell table:style-name="ce4" office:value-type="string" calcext:value-type="string">
            <text:p>[ ] Auto Loop</text:p>
          </table:table-cell>
        </table:table-row>
        <table:table-row table:style-name="ro4">
          <table:table-cell office:value-type="string" calcext:value-type="string">
            <text:p>[ ]</text:p>
          </table:table-cell>
          <table:table-cell table:style-name="Default" office:value-type="string" calcext:value-type="string">
            <text:p>Funcionamiento Modos de pads para actuación en vivo:</text:p>
          </table:table-cell>
          <table:table-cell table:style-name="ce4" office:value-type="string" calcext:value-type="string">
            <text:p>[ ] Roll</text:p>
          </table:table-cell>
        </table:table-row>
        <table:table-row table:style-name="ro4">
          <table:table-cell office:value-type="string" calcext:value-type="string">
            <text:p>[ ]</text:p>
          </table:table-cell>
          <table:table-cell table:style-name="Default" office:value-type="string" calcext:value-type="string">
            <text:p>Funcionamiento Modos de pads para actuación en vivo:</text:p>
          </table:table-cell>
          <table:table-cell table:style-name="ce4" office:value-type="string" calcext:value-type="string">
            <text:p>[ ] Fader Cut</text:p>
          </table:table-cell>
        </table:table-row>
        <table:table-row table:style-name="ro4">
          <table:table-cell office:value-type="string" calcext:value-type="string">
            <text:p>[ ]</text:p>
          </table:table-cell>
          <table:table-cell table:style-name="Default" office:value-type="string" calcext:value-type="string">
            <text:p>Funcionamiento Modos de pads para actuación en vivo:</text:p>
          </table:table-cell>
          <table:table-cell table:style-name="ce4" office:value-type="string" calcext:value-type="string">
            <text:p>[ ] Slicer</text:p>
          </table:table-cell>
        </table:table-row>
        <table:table-row table:style-name="ro4">
          <table:table-cell office:value-type="string" calcext:value-type="string">
            <text:p>[ ]</text:p>
          </table:table-cell>
          <table:table-cell table:style-name="Default" office:value-type="string" calcext:value-type="string">
            <text:p>Funcionamiento Modos de pads para actuación en vivo:</text:p>
          </table:table-cell>
          <table:table-cell table:style-name="ce4" office:value-type="string" calcext:value-type="string">
            <text:p>[ ] Sampler</text:p>
          </table:table-cell>
        </table:table-row>
        <table:table-row table:style-name="ro4">
          <table:table-cell office:value-type="string" calcext:value-type="string">
            <text:p>[ ]</text:p>
          </table:table-cell>
          <table:table-cell table:style-name="Default" office:value-type="string" calcext:value-type="string">
            <text:p>Funcionamiento Modos de pads para actuación en vivo:</text:p>
          </table:table-cell>
          <table:table-cell table:style-name="ce4" office:value-type="string" calcext:value-type="string">
            <text:p>[ ] Scratch Banks</text:p>
          </table:table-cell>
        </table:table-row>
        <table:table-row table:style-name="ro8" table:number-rows-repeated="1048481">
          <table:table-cell table:number-columns-repeated="3"/>
        </table:table-row>
        <table:table-row table:style-name="ro8">
          <table:table-cell table:number-columns-repeated="3"/>
        </table:table-row>
      </table:table>
      <table:named-expressions/>
      <table:database-ranges>
        <table:database-range table:name="__Anonymous_Sheet_DB__0" table:target-range-address="Hoja1.A1:Hoja1.C55"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2">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2T16:47:43.454679993</meta:creation-date>
    <dc:date>2025-12-12T17:04:43.669432695</dc:date>
    <meta:editing-duration>PT17M14S</meta:editing-duration>
    <meta:editing-cycles>1</meta:editing-cycles>
    <meta:generator>LibreOffice/24.2.7.2$Linux_X86_64 LibreOffice_project/420$Build-2</meta:generator>
    <meta:document-statistic meta:table-count="1" meta:cell-count="270" meta:object-count="0"/>
  </office:meta>
</office:document-meta>
</file>